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A0000000ADDA84F49.gif"/>
  <manifest:file-entry manifest:media-type="image/gif" manifest:full-path="Pictures/100002000000000A0000000AD0B8BA86.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0.5in" fo:margin-right="0in" fo:text-indent="0in" style:auto-text-indent="false"/>
      <style:text-properties fo:font-style="italic" style:font-style-asian="italic"/>
    </style:style>
    <style:style style:name="P3" style:family="paragraph" style:parent-style-name="List_20_Number_20_2">
      <style:paragraph-properties fo:margin-left="0.5in" fo:margin-right="0in" fo:text-indent="0in" style:auto-text-indent="false"/>
    </style:style>
    <style:style style:name="P4" style:family="paragraph" style:parent-style-name="List_20_Number_20_2">
      <style:paragraph-properties fo:margin-left="0.5in" fo:margin-right="0in" fo:text-indent="0in" style:auto-text-indent="false"/>
      <style:text-properties fo:font-style="italic" style:font-style-asian="italic"/>
    </style:style>
    <style:style style:name="P5" style:family="paragraph" style:parent-style-name="List_20_Number">
      <style:paragraph-properties fo:margin-left="0.5in" fo:margin-right="0in" fo:text-indent="0in" style:auto-text-indent="false"/>
    </style:style>
    <style:style style:name="P6" style:family="paragraph" style:parent-style-name="Text_20_body">
      <style:paragraph-properties fo:margin-left="0.5in" fo:margin-right="0in" fo:margin-top="0in" fo:margin-bottom="0in" fo:text-indent="0in" style:auto-text-indent="false"/>
    </style:style>
    <style:style style:name="P7" style:family="paragraph" style:parent-style-name="List_20_Number">
      <style:paragraph-properties fo:margin-left="0in" fo:margin-right="0in" fo:text-indent="0in" style:auto-text-indent="false"/>
    </style:style>
    <style:style style:name="P8" style:family="paragraph" style:parent-style-name="Body_20_Text_20_Indent_20_2">
      <style:paragraph-properties fo:margin-left="0in" fo:margin-right="0in" fo:line-height="100%"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indent="0in" style:auto-text-indent="false"/>
      <style:text-properties fo:font-style="italic" style:font-style-asian="italic" style:font-style-complex="italic"/>
    </style:style>
    <style:style style:name="P11" style:family="paragraph" style:parent-style-name="Text_20_body">
      <style:paragraph-properties fo:margin-left="0in" fo:margin-right="0in" fo:text-indent="0in" style:auto-text-indent="false"/>
      <style:text-properties fo:color="#ff0000"/>
    </style:style>
    <style:style style:name="P12" style:family="paragraph" style:parent-style-name="List_20_Number">
      <style:paragraph-properties fo:margin-left="1in" fo:margin-right="0in" fo:text-indent="0in" style:auto-text-indent="false"/>
    </style:style>
    <style:style style:name="P13" style:family="paragraph" style:parent-style-name="List_20_Number">
      <style:paragraph-properties fo:margin-left="1in" fo:margin-right="0in" fo:text-indent="0in" style:auto-text-indent="false"/>
      <style:text-properties fo:font-style="italic" style:font-style-asian="italic"/>
    </style:style>
    <style:style style:name="P14" style:family="paragraph" style:parent-style-name="List_20_Number">
      <style:paragraph-properties fo:margin-left="1in" fo:margin-right="0in" fo:text-indent="0in" style:auto-text-indent="false"/>
      <style:text-properties fo:color="#000000" fo:font-style="italic" style:font-style-asian="italic"/>
    </style:style>
    <style:style style:name="P15" style:family="paragraph" style:parent-style-name="Text_20_body">
      <style:paragraph-properties fo:margin-left="1in" fo:margin-right="0in" fo:margin-top="0in" fo:margin-bottom="0in" fo:text-indent="0in" style:auto-text-indent="false"/>
    </style:style>
    <style:style style:name="P16" style:family="paragraph" style:parent-style-name="Standard">
      <style:paragraph-properties fo:margin-left="1in" fo:margin-right="0in" fo:text-indent="0in" style:auto-text-indent="false"/>
    </style:style>
    <style:style style:name="P17" style:family="paragraph" style:parent-style-name="List">
      <style:paragraph-properties fo:margin-left="1in" fo:margin-right="0in" fo:text-indent="0in" style:auto-text-indent="false"/>
      <style:text-properties fo:font-style="italic" style:font-style-asian="italic"/>
    </style:style>
    <style:style style:name="P18"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19" style:family="paragraph" style:parent-style-name="Standard">
      <style:paragraph-properties style:text-autospace="none"/>
    </style:style>
    <style:style style:name="P20" style:family="paragraph" style:parent-style-name="Standard">
      <style:text-properties style:font-weight-complex="bold"/>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fo:color="#ff0000"/>
    </style:style>
    <style:style style:name="P23" style:family="paragraph" style:parent-style-name="Standard">
      <style:text-properties fo:color="#ff0000" fo:font-weight="bold" style:font-weight-asian="bold" style:font-weight-complex="bold"/>
    </style:style>
    <style:style style:name="P24" style:family="paragraph" style:parent-style-name="Standard">
      <style:text-properties fo:color="#ff0000" fo:font-weight="normal" style:font-weight-asian="normal" style:font-weight-complex="normal"/>
    </style:style>
    <style:style style:name="P25" style:family="paragraph" style:parent-style-name="Standard">
      <style:text-properties fo:color="#000000"/>
    </style:style>
    <style:style style:name="P26" style:family="paragraph" style:parent-style-name="Text_20_body">
      <style:paragraph-properties fo:margin-left="0.25in" fo:margin-right="0in" fo:text-indent="0in" style:auto-text-indent="false"/>
    </style:style>
    <style:style style:name="P27" style:family="paragraph" style:parent-style-name="List_20_Number">
      <style:paragraph-properties fo:margin-left="0.25in" fo:margin-right="0in" fo:text-indent="0in" style:auto-text-indent="false"/>
    </style:style>
    <style:style style:name="P28" style:family="paragraph" style:parent-style-name="List_20_Number">
      <style:paragraph-properties fo:margin-left="0.25in" fo:margin-right="0in" fo:text-indent="0in" style:auto-text-indent="false"/>
      <style:text-properties style:font-name="Tms Rmn"/>
    </style:style>
    <style:style style:name="P29" style:family="paragraph" style:parent-style-name="Standard">
      <style:paragraph-properties fo:margin-left="0.25in" fo:margin-right="0in" fo:text-indent="0in" style:auto-text-indent="false"/>
    </style:style>
    <style:style style:name="P30" style:family="paragraph" style:parent-style-name="Text_20_body">
      <style:text-properties fo:color="#000000" fo:font-style="italic"/>
    </style:style>
    <style:style style:name="P31" style:family="paragraph" style:parent-style-name="Text_20_body">
      <style:text-properties fo:color="#ff0000"/>
    </style:style>
    <style:style style:name="P32" style:family="paragraph" style:parent-style-name="Body_20_Text_20_First_20_Indent">
      <style:paragraph-properties fo:text-align="center" style:justify-single-word="false"/>
    </style:style>
    <style:style style:name="P33" style:family="paragraph" style:parent-style-name="Heading_20_1">
      <style:text-properties style:font-name="Times New Roman"/>
    </style:style>
    <style:style style:name="P34" style:family="paragraph" style:parent-style-name="Heading_20_1">
      <style:text-properties fo:color="#ff0000" fo:font-weight="bold" style:font-weight-asian="bold" style:font-weight-complex="bold"/>
    </style:style>
    <style:style style:name="P35" style:family="paragraph" style:parent-style-name="Heading_20_1">
      <style:text-properties fo:color="#000000" fo:font-weight="bold" style:font-weight-asian="bold" style:font-weight-complex="bold"/>
    </style:style>
    <style:style style:name="P36" style:family="paragraph" style:parent-style-name="Heading_20_2">
      <style:text-properties fo:color="#ff0000"/>
    </style:style>
    <style:style style:name="P37" style:family="paragraph" style:parent-style-name="Heading_20_2">
      <style:text-properties fo:color="#ff0000" fo:font-weight="bold" style:font-weight-asian="bold" style:font-weight-complex="bold"/>
    </style:style>
    <style:style style:name="P38" style:family="paragraph" style:parent-style-name="Heading_20_2">
      <style:text-properties fo:color="#000000"/>
    </style:style>
    <style:style style:name="P39" style:family="paragraph" style:parent-style-name="Heading_20_2">
      <style:text-properties fo:font-weight="bold" style:font-weight-asian="bold" style:font-weight-complex="bold"/>
    </style:style>
    <style:style style:name="P40" style:family="paragraph" style:parent-style-name="List_20_Number">
      <style:paragraph-properties fo:margin-left="0.5in" fo:margin-right="0in" fo:text-indent="0.25in" style:auto-text-indent="false"/>
    </style:style>
    <style:style style:name="P41" style:family="paragraph" style:parent-style-name="List_20_Number">
      <style:paragraph-properties fo:margin-left="0.5in" fo:margin-right="0in" fo:text-indent="0.25in" style:auto-text-indent="false"/>
      <style:text-properties style:font-name="Tms Rmn"/>
    </style:style>
    <style:style style:name="P42" style:family="paragraph" style:parent-style-name="List_20_Number">
      <style:paragraph-properties fo:margin-left="0.25in" fo:margin-right="0in" fo:text-indent="-0.25in" style:auto-text-indent="false"/>
    </style:style>
    <style:style style:name="P43" style:family="paragraph" style:parent-style-name="List_20_Number">
      <style:text-properties fo:font-weight="bold" style:font-weight-asian="bold" style:font-weight-complex="bold"/>
    </style:style>
    <style:style style:name="P44" style:family="paragraph" style:parent-style-name="Standard" style:list-style-name="WW8Num17"/>
    <style:style style:name="P45" style:family="paragraph" style:parent-style-name="Standard" style:list-style-name="WW8Num17"/>
    <style:style style:name="P46" style:family="paragraph" style:parent-style-name="Standard" style:list-style-name="WW8Num17"/>
    <style:style style:name="P47" style:family="paragraph" style:parent-style-name="Standard" style:list-style-name="WW8Num17"/>
    <style:style style:name="P48" style:family="paragraph" style:parent-style-name="Standard" style:list-style-name="WW8Num17">
      <style:paragraph-properties style:text-autospace="none"/>
    </style:style>
    <style:style style:name="P49" style:family="paragraph" style:parent-style-name="Standard" style:list-style-name="WW8Num17"/>
    <style:style style:name="P50" style:family="paragraph" style:parent-style-name="Standard">
      <style:text-properties fo:color="#000000"/>
    </style:style>
    <style:style style:name="P51" style:family="paragraph" style:parent-style-name="Standard" style:list-style-name="WW8Num17">
      <style:text-properties fo:color="#000000"/>
    </style:style>
    <style:style style:name="P52" style:family="paragraph" style:parent-style-name="Standard" style:list-style-name="WW8Num17">
      <style:text-properties fo:color="#000000"/>
    </style:style>
    <style:style style:name="P53" style:family="paragraph" style:parent-style-name="Standard" style:list-style-name="L11">
      <style:text-properties fo:color="#000000"/>
    </style:style>
    <style:style style:name="P54" style:family="paragraph" style:parent-style-name="Standard">
      <style:paragraph-properties style:text-autospace="none"/>
      <style:text-properties fo:color="#000000" style:font-name="Tms Rmn" fo:font-style="normal" fo:font-weight="normal"/>
    </style:style>
    <style:style style:name="P55" style:family="paragraph" style:parent-style-name="Standard" style:list-style-name="L1"/>
    <style:style style:name="P56" style:family="paragraph" style:parent-style-name="Standard" style:list-style-name="L1"/>
    <style:style style:name="P57" style:family="paragraph" style:parent-style-name="Standard" style:list-style-name="L7">
      <style:text-properties fo:color="#ff0000"/>
    </style:style>
    <style:style style:name="P58" style:family="paragraph" style:parent-style-name="Standard" style:list-style-name="L7">
      <style:text-properties fo:color="#ff0000"/>
    </style:style>
    <style:style style:name="P59" style:family="paragraph" style:parent-style-name="Standard" style:list-style-name="L7">
      <style:text-properties fo:color="#ff0000"/>
    </style:style>
    <style:style style:name="P60" style:family="paragraph" style:parent-style-name="Standard" style:list-style-name="L7">
      <style:text-properties fo:color="#ff0000"/>
    </style:style>
    <style:style style:name="P61" style:family="paragraph" style:parent-style-name="Standard" style:list-style-name="L7">
      <style:text-properties fo:color="#ff0000"/>
    </style:style>
    <style:style style:name="P62" style:family="paragraph" style:parent-style-name="Standard" style:list-style-name="L7">
      <style:text-properties fo:color="#ff0000"/>
    </style:style>
    <style:style style:name="P63" style:family="paragraph" style:parent-style-name="Standard" style:list-style-name="L8">
      <style:text-properties fo:color="#ff0000"/>
    </style:style>
    <style:style style:name="P64" style:family="paragraph" style:parent-style-name="Standard" style:list-style-name="L8">
      <style:text-properties fo:color="#ff0000"/>
    </style:style>
    <style:style style:name="P65" style:family="paragraph" style:parent-style-name="Standard" style:list-style-name="L11"/>
    <style:style style:name="P66" style:family="paragraph" style:parent-style-name="Standard" style:list-style-name="L11"/>
    <style:style style:name="P6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2" style:family="paragraph" style:parent-style-name="Standard" style:list-style-name="L8">
      <style:paragraph-properties fo:margin-left="0in" fo:margin-right="0in" fo:text-indent="0in" style:auto-text-indent="false"/>
    </style:style>
    <style:style style:name="P73" style:family="paragraph" style:parent-style-name="Standard" style:list-style-name="WW8Num10">
      <style:paragraph-properties fo:margin-top="0in" fo:margin-bottom="0in"/>
      <style:text-properties fo:color="#000000"/>
    </style:style>
    <style:style style:name="P74" style:family="paragraph" style:parent-style-name="Standard" style:list-style-name="WW8Num10">
      <style:paragraph-properties fo:margin-top="0in" fo:margin-bottom="0in"/>
      <style:text-properties fo:color="#000000"/>
    </style:style>
    <style:style style:name="P75" style:family="paragraph" style:parent-style-name="Standard" style:list-style-name="WW8Num10">
      <style:paragraph-properties fo:margin-top="0in" fo:margin-bottom="0in"/>
      <style:text-properties fo:color="#000000"/>
    </style:style>
    <style:style style:name="P76" style:family="paragraph" style:parent-style-name="Standard" style:list-style-name="WW8Num10">
      <style:paragraph-properties fo:margin-top="0in" fo:margin-bottom="0in"/>
      <style:text-properties fo:color="#000000"/>
    </style:style>
    <style:style style:name="P77" style:family="paragraph" style:parent-style-name="Standard" style:list-style-name="WW8Num15">
      <style:paragraph-properties fo:margin-top="0in" fo:margin-bottom="0in"/>
    </style:style>
    <style:style style:name="P78" style:family="paragraph" style:parent-style-name="Standard" style:list-style-name="WW8Num15">
      <style:paragraph-properties fo:margin-top="0in" fo:margin-bottom="0in"/>
    </style:style>
    <style:style style:name="P79" style:family="paragraph" style:parent-style-name="Standard" style:list-style-name="WW8Num15">
      <style:paragraph-properties fo:margin-top="0.1945in" fo:margin-bottom="0in"/>
    </style:style>
    <style:style style:name="P80" style:family="paragraph" style:parent-style-name="Standard" style:list-style-name="WW8Num15">
      <style:paragraph-properties fo:margin-top="0in" fo:margin-bottom="0.1945in"/>
    </style:style>
    <style:style style:name="P81" style:family="paragraph" style:parent-style-name="Standard" style:list-style-name="L2">
      <style:paragraph-properties fo:margin-left="0.5in" fo:margin-right="0in" fo:text-indent="0in" style:auto-text-indent="false"/>
    </style:style>
    <style:style style:name="P82" style:family="paragraph" style:parent-style-name="Standard" style:list-style-name="L3">
      <style:paragraph-properties fo:margin-left="0.5in" fo:margin-right="0in" fo:text-indent="0in" style:auto-text-indent="false"/>
    </style:style>
    <style:style style:name="P83" style:family="paragraph" style:parent-style-name="Standard" style:list-style-name="L4">
      <style:paragraph-properties fo:margin-left="0.5in" fo:margin-right="0in" fo:text-indent="0in" style:auto-text-indent="false"/>
    </style:style>
    <style:style style:name="P84" style:family="paragraph" style:parent-style-name="Standard" style:list-style-name="L5">
      <style:paragraph-properties fo:margin-left="0.5in" fo:margin-right="0in" fo:text-indent="0in" style:auto-text-indent="false"/>
    </style:style>
    <style:style style:name="P85" style:family="paragraph" style:parent-style-name="Standard" style:list-style-name="L6">
      <style:paragraph-properties fo:margin-left="0.5in" fo:margin-right="0in" fo:text-indent="0in" style:auto-text-indent="false"/>
    </style:style>
    <style:style style:name="P86" style:family="paragraph" style:parent-style-name="Standard" style:list-style-name="L9">
      <style:paragraph-properties fo:margin-left="0.5in" fo:margin-right="0in" fo:text-indent="0in" style:auto-text-indent="false"/>
      <style:text-properties fo:color="#ff0000"/>
    </style:style>
    <style:style style:name="P87" style:family="paragraph" style:parent-style-name="Standard" style:list-style-name="L9">
      <style:paragraph-properties fo:margin-left="0.5in" fo:margin-right="0in" fo:text-indent="0in" style:auto-text-indent="false"/>
      <style:text-properties fo:color="#ff0000"/>
    </style:style>
    <style:style style:name="P88" style:family="paragraph" style:parent-style-name="Standard" style:list-style-name="L10">
      <style:paragraph-properties fo:margin-left="0.5in" fo:margin-right="0in" fo:text-indent="0in" style:auto-text-indent="false"/>
      <style:text-properties fo:color="#ff0000"/>
    </style:style>
    <style:style style:name="P89" style:family="paragraph" style:parent-style-name="Standard" style:list-style-name="L10">
      <style:paragraph-properties fo:margin-left="0.5in" fo:margin-right="0in" fo:text-indent="0in" style:auto-text-indent="false"/>
      <style:text-properties fo:color="#ff0000"/>
    </style:style>
    <style:style style:name="P90" style:family="paragraph" style:parent-style-name="Standard" style:list-style-name="L10">
      <style:paragraph-properties fo:margin-left="0.5in" fo:margin-right="0in" fo:text-indent="0in" style:auto-text-indent="false"/>
      <style:text-properties fo:color="#ff0000"/>
    </style:style>
    <style:style style:name="P91" style:family="paragraph" style:parent-style-name="Standard">
      <style:paragraph-properties fo:margin-left="0.5in" fo:margin-right="0in" fo:text-indent="0in" style:auto-text-indent="false"/>
      <style:text-properties fo:color="#000000"/>
    </style:style>
    <style:style style:name="P92" style:family="paragraph" style:parent-style-name="Standard">
      <style:paragraph-properties fo:margin-left="0.5in" fo:margin-right="0in" fo:text-indent="0in" style:auto-text-indent="false"/>
      <style:text-properties fo:color="#000000" fo:font-style="normal" fo:font-weight="normal"/>
    </style:style>
    <style:style style:name="P93" style:family="paragraph" style:parent-style-name="Heading_20_3">
      <style:text-properties fo:color="#ff0000" fo:font-style="italic" style:font-style-asian="italic"/>
    </style:style>
    <style:style style:name="P94" style:family="paragraph" style:parent-style-name="Heading_20_3">
      <style:text-properties fo:color="#000000" style:font-name="Times New Roman1" fo:font-size="12pt" fo:font-weight="normal"/>
    </style:style>
    <style:style style:name="P95" style:family="paragraph" style:parent-style-name="Body_20_Text_20_First_20_Indent" style:master-page-name="Standard">
      <style:paragraph-properties style:page-number="auto"/>
      <style:text-properties style:font-name="Times" fo:font-size="16pt" fo:font-weight="bold" style:font-size-asian="16pt" style:font-weight-asian="bold" style:font-size-complex="16pt"/>
    </style:style>
    <style:style style:name="P96" style:family="paragraph" style:parent-style-name="List" style:list-style-name="L12">
      <style:paragraph-properties fo:margin-left="0.5in" fo:margin-right="0in" fo:text-indent="0in" style:auto-text-indent="false"/>
    </style:style>
    <style:style style:name="P97" style:family="paragraph" style:parent-style-name="List" style:list-style-name="L13">
      <style:paragraph-properties fo:margin-left="0.5in" fo:margin-right="0in" fo:text-indent="0in" style:auto-text-indent="false"/>
      <style:text-properties fo:color="#000000"/>
    </style:style>
    <style:style style:name="P98"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99" style:family="paragraph" style:parent-style-name="Contents_20_2">
      <style:paragraph-properties>
        <style:tab-stops>
          <style:tab-stop style:position="5.5252in" style:type="right" style:leader-style="dotted" style:leader-text="."/>
        </style:tab-stops>
      </style:paragraph-properties>
    </style:style>
    <style:style style:name="P100" style:family="paragraph" style:parent-style-name="Contents_20_3">
      <style:paragraph-properties>
        <style:tab-stops>
          <style:tab-stop style:position="5.3583in" style:type="right" style:leader-style="dotted" style:leader-text="."/>
        </style:tab-stops>
      </style:paragraph-properties>
    </style:style>
    <style:style style:name="P101" style:family="paragraph" style:parent-style-name="Text_20_body" style:list-style-name="L14"/>
    <style:style style:name="P102" style:family="paragraph" style:parent-style-name="Text_20_body" style:list-style-name="L14"/>
    <style:style style:name="P103" style:family="paragraph" style:parent-style-name="Text_20_body" style:list-style-name="L14"/>
    <style:style style:name="P104" style:family="paragraph" style:parent-style-name="Text_20_body" style:list-style-name="L14"/>
    <style:style style:name="P105" style:family="paragraph" style:parent-style-name="Text_20_body" style:list-style-name="L14"/>
    <style:style style:name="P106" style:family="paragraph" style:parent-style-name="Text_20_body" style:list-style-name="L14"/>
    <style:style style:name="P107" style:family="paragraph" style:parent-style-name="Text_20_body" style:list-style-name="WW8Num19">
      <style:text-properties fo:color="#000000"/>
    </style:style>
    <style:style style:name="P108" style:family="paragraph" style:parent-style-name="Text_20_body" style:list-style-name="WW8Num19">
      <style:text-properties fo:color="#000000"/>
    </style:style>
    <style:style style:name="P109" style:family="paragraph" style:parent-style-name="Text_20_body" style:list-style-name="WW8Num19">
      <style:text-properties fo:color="#000000"/>
    </style:style>
    <style:style style:name="P110" style:family="paragraph" style:parent-style-name="Text_20_body" style:list-style-name="WW8Num19">
      <style:text-properties fo:color="#000000"/>
    </style:style>
    <style:style style:name="P111" style:family="paragraph" style:parent-style-name="Text_20_body">
      <style:text-properties fo:color="#000000" fo:font-style="normal" fo:font-weight="normal"/>
    </style:style>
    <style:style style:name="P112" style:family="paragraph" style:parent-style-name="Text_20_body" style:list-style-name="WW8Num19">
      <style:text-properties fo:color="#000000" fo:font-style="normal" fo:font-weight="normal"/>
    </style:style>
    <style:style style:name="P113" style:family="paragraph" style:parent-style-name="Text_20_body" style:list-style-name="WW8Num19">
      <style:text-properties fo:color="#000000"/>
    </style:style>
    <style:style style:name="P114" style:family="paragraph" style:parent-style-name="Text_20_body" style:list-style-name="L16"/>
    <style:style style:name="P115" style:family="paragraph" style:parent-style-name="Text_20_body" style:list-style-name="WW8Num19">
      <style:paragraph-properties fo:margin-left="-0.4374in" fo:margin-right="0in" fo:text-indent="0in" style:auto-text-indent="false"/>
      <style:text-properties fo:color="#000000"/>
    </style:style>
    <style:style style:name="P116" style:family="paragraph" style:parent-style-name="Text_20_body" style:list-style-name="WW8Num19">
      <style:paragraph-properties fo:margin-left="-0.4374in" fo:margin-right="0in" fo:text-indent="0in" style:auto-text-indent="false"/>
      <style:text-properties fo:color="#000000"/>
    </style:style>
    <style:style style:name="P117" style:family="paragraph" style:parent-style-name="List_20_Number" style:list-style-name="WW8Num27">
      <style:paragraph-properties fo:margin-left="0in" fo:margin-right="0in" fo:text-indent="0in" style:auto-text-indent="false"/>
    </style:style>
    <style:style style:name="P118" style:family="paragraph" style:parent-style-name="List_20_Number" style:list-style-name="WW8Num27">
      <style:paragraph-properties fo:margin-left="0in" fo:margin-right="0in" fo:text-indent="0in" style:auto-text-indent="false"/>
    </style:style>
    <style:style style:name="P119" style:family="paragraph" style:parent-style-name="List_20_Number" style:list-style-name="WW8Num27">
      <style:paragraph-properties fo:margin-left="0in" fo:margin-right="0in" fo:text-indent="0in" style:auto-text-indent="false"/>
    </style:style>
    <style:style style:name="P120" style:family="paragraph" style:parent-style-name="List_20_Number">
      <style:paragraph-properties fo:margin-left="0in" fo:margin-right="0in" fo:text-indent="0in" style:auto-text-indent="false"/>
    </style:style>
    <style:style style:name="P121" style:family="paragraph" style:parent-style-name="List_20_Number" style:list-style-name="WW8Num14">
      <style:paragraph-properties fo:margin-left="0in" fo:margin-right="0in" fo:text-indent="0in" style:auto-text-indent="false"/>
    </style:style>
    <style:style style:name="P122" style:family="paragraph" style:parent-style-name="List_20_Number" style:list-style-name="WW8Num14">
      <style:paragraph-properties fo:margin-left="0in" fo:margin-right="0in" fo:text-indent="0in" style:auto-text-indent="false"/>
    </style:style>
    <style:style style:name="P123" style:family="paragraph" style:parent-style-name="List_20_Number" style:list-style-name="WW8Num14">
      <style:paragraph-properties fo:margin-left="0in" fo:margin-right="0in" fo:text-indent="0in" style:auto-text-indent="false"/>
    </style:style>
    <style:style style:name="P124" style:family="paragraph" style:parent-style-name="List_20_Number" style:list-style-name="WW8Num14">
      <style:paragraph-properties fo:margin-left="0in" fo:margin-right="0in" fo:text-indent="0in" style:auto-text-indent="false"/>
      <style:text-properties fo:color="#000000"/>
    </style:style>
    <style:style style:name="P125" style:family="paragraph" style:parent-style-name="List_20_Number" style:list-style-name="WW8Num14">
      <style:paragraph-properties fo:margin-left="0in" fo:margin-right="0in" fo:text-indent="0in" style:auto-text-indent="false"/>
      <style:text-properties fo:color="#000000"/>
    </style:style>
    <style:style style:name="P126" style:family="paragraph" style:parent-style-name="List_20_Number" style:list-style-name="WW8Num29">
      <style:paragraph-properties fo:margin-left="0in" fo:margin-right="0in" fo:text-indent="0in" style:auto-text-indent="false"/>
    </style:style>
    <style:style style:name="P127" style:family="paragraph" style:parent-style-name="List_20_Number" style:list-style-name="WW8Num29">
      <style:paragraph-properties fo:margin-left="0in" fo:margin-right="0in" fo:text-indent="0in" style:auto-text-indent="false"/>
    </style:style>
    <style:style style:name="P128" style:family="paragraph" style:parent-style-name="List_20_Number">
      <style:paragraph-properties fo:margin-left="0in" fo:margin-right="0in" fo:text-indent="0in" style:auto-text-indent="false"/>
      <style:text-properties fo:color="#ff0000" style:font-name="Times New Roman" fo:font-size="12pt" fo:font-weight="normal" style:font-size-asian="12pt" style:font-weight-asian="normal" style:font-size-complex="12pt" style:font-weight-complex="normal"/>
    </style:style>
    <style:style style:name="P129" style:family="paragraph" style:parent-style-name="List_20_Number">
      <style:paragraph-properties fo:margin-left="0.25in" fo:margin-right="0in" fo:text-indent="0in" style:auto-text-indent="false"/>
    </style:style>
    <style:style style:name="P130" style:family="paragraph" style:parent-style-name="List_20_Number">
      <style:paragraph-properties fo:margin-left="0.5in" fo:margin-right="0in" fo:text-indent="0in" style:auto-text-indent="false"/>
    </style:style>
    <style:style style:name="P131"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32"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33"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34"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35"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36"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37"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38" style:family="paragraph" style:parent-style-name="List_20_Number">
      <style:paragraph-properties fo:margin-left="1in" fo:margin-right="0in" fo:text-indent="0in" style:auto-text-indent="false">
        <style:tab-stops>
          <style:tab-stop style:position="1.15in"/>
        </style:tab-stops>
      </style:paragraph-properties>
    </style:style>
    <style:style style:name="P139" style:family="paragraph" style:parent-style-name="List_20_Number">
      <style:paragraph-properties fo:margin-left="1in" fo:margin-right="0in" fo:text-indent="0in" style:auto-text-indent="false">
        <style:tab-stops>
          <style:tab-stop style:position="1.15in"/>
        </style:tab-stops>
      </style:paragraph-properties>
    </style:style>
    <style:style style:name="P140" style:family="paragraph" style:parent-style-name="List_20_Number">
      <style:paragraph-properties fo:margin-left="1in" fo:margin-right="0in" fo:text-indent="0in" style:auto-text-indent="false">
        <style:tab-stops>
          <style:tab-stop style:position="1.15in"/>
        </style:tab-stops>
      </style:paragraph-properties>
    </style:style>
    <style:style style:name="P141" style:family="paragraph" style:parent-style-name="List_20_Number">
      <style:paragraph-properties fo:margin-left="1in" fo:margin-right="0in" fo:text-indent="0in" style:auto-text-indent="false">
        <style:tab-stops>
          <style:tab-stop style:position="1.15in"/>
        </style:tab-stops>
      </style:paragraph-properties>
    </style:style>
    <style:style style:name="P142"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43"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4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9"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style:font-style-asian="normal" style:font-style-complex="normal"/>
    </style:style>
    <style:style style:name="P150"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1"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2"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3"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4"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5"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6"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7"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8"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9"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color="#ff0000"/>
    </style:style>
    <style:style style:name="T6" style:family="text">
      <style:text-properties fo:color="#ff0000" style:font-name="Times New Roman" fo:font-size="12pt" fo:font-weight="normal" style:font-size-asian="12pt" style:font-weight-asian="normal" style:font-size-complex="12pt" style:font-weight-complex="normal"/>
    </style:style>
    <style:style style:name="T7" style:family="text">
      <style:text-properties fo:color="#0000ff" style:font-name="Helv" fo:font-size="10pt" style:font-size-asian="10pt" style:font-name-complex="Helv" style:font-size-complex="10pt"/>
    </style:style>
    <style:style style:name="T8" style:family="text">
      <style:text-properties fo:color="#000000"/>
    </style:style>
    <style:style style:name="T9" style:family="text">
      <style:text-properties fo:color="#000000" style:font-name="Helv" fo:font-size="10pt" style:font-size-asian="10pt" style:font-name-complex="Helv" style:font-size-complex="10pt"/>
    </style:style>
    <style:style style:name="T10" style:family="text">
      <style:text-properties fo:color="#000000" style:font-name-complex="Helv"/>
    </style:style>
    <style:style style:name="T11" style:family="text">
      <style:text-properties fo:color="#000000" fo:font-style="italic" style:font-style-asian="italic" style:font-style-complex="italic"/>
    </style:style>
    <style:style style:name="T12" style:family="text">
      <style:text-properties fo:color="#000000" fo:font-weight="bold" style:font-weight-asian="bold" style:font-weight-complex="bold"/>
    </style:style>
    <style:style style:name="T13" style:family="text">
      <style:text-properties fo:color="#000000" style:font-name="Times New Roman" fo:font-size="16pt" fo:font-weight="bold" style:font-size-asian="16pt" style:font-weight-asian="bold" style:font-size-complex="16pt" style:font-weight-complex="bold"/>
    </style:style>
    <style:style style:name="T14" style:family="text">
      <style:text-properties fo:color="#000000" fo:font-style="normal" style:font-style-asian="normal" style:font-style-complex="normal"/>
    </style:style>
    <style:style style:name="T15" style:family="text">
      <style:text-properties fo:color="#000000" style:text-underline-style="none"/>
    </style:style>
    <style:style style:name="T16" style:family="text">
      <style:text-properties fo:color="#000000" style:text-underline-style="none" fo:font-weight="normal" style:font-weight-asian="normal" style:font-weight-complex="normal"/>
    </style:style>
    <style:style style:name="T17" style:family="text">
      <style:text-properties style:font-weight-complex="bold"/>
    </style:style>
    <style:style style:name="T18" style:family="text">
      <style:text-properties fo:color="#2300dc" style:text-underline-style="none" fo:font-weight="normal" style:font-weight-asian="normal" style:font-weight-complex="normal"/>
    </style:style>
    <style:style style:name="T19" style:family="text">
      <style:text-properties style:font-weight-asian="bold"/>
    </style:style>
    <style:style style:name="T20" style:family="text">
      <style:text-properties style:font-style-asian="itali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number text:level="1" style:num-suffix="." style:num-format="1" text:start-value="2">
        <style:list-level-properties text:space-before="0.25in" text:min-label-width="0.25in"/>
      </text:list-level-style-number>
      <text:list-level-style-number text:level="2" style:num-suffix=")" style:num-format="1" text:start-value="2">
        <style:list-level-properties text:space-before="0.5in" text:min-label-width="0.25in"/>
      </text:list-level-style-number>
      <text:list-level-style-number text:level="3" style:num-suffix=")" style:num-format="1" text:start-value="2">
        <style:list-level-properties text:space-before="0.75in" text:min-label-width="0.25in"/>
      </text:list-level-style-number>
      <text:list-level-style-number text:level="4" style:num-suffix=")" style:num-format="1" text:start-value="2">
        <style:list-level-properties text:space-before="1in" text:min-label-width="0.25in"/>
      </text:list-level-style-number>
      <text:list-level-style-number text:level="5" style:num-suffix=")" style:num-format="1" text:start-value="2">
        <style:list-level-properties text:space-before="1.25in" text:min-label-width="0.25in"/>
      </text:list-level-style-number>
      <text:list-level-style-number text:level="6" style:num-suffix=")" style:num-format="1" text:start-value="2">
        <style:list-level-properties text:space-before="1.5in" text:min-label-width="0.25in"/>
      </text:list-level-style-number>
      <text:list-level-style-number text:level="7" style:num-suffix=")" style:num-format="1" text:start-value="2">
        <style:list-level-properties text:space-before="1.75in" text:min-label-width="0.25in"/>
      </text:list-level-style-number>
      <text:list-level-style-number text:level="8" style:num-suffix=")" style:num-format="1" text:start-value="2">
        <style:list-level-properties text:space-before="2in" text:min-label-width="0.25in"/>
      </text:list-level-style-number>
      <text:list-level-style-number text:level="9" style:num-suffix=")" style:num-format="1" text:start-value="2">
        <style:list-level-properties text:space-before="2.25in" text:min-label-width="0.25in"/>
      </text:list-level-style-number>
      <text:list-level-style-number text:level="10" style:num-suffix=")" style:num-format="1" text:start-value="2">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image text:level="1" xlink:href="Pictures/100002000000000A0000000ADDA84F49.gif" xlink:type="simple" xlink:show="embed" xlink:actuate="onLoad">
        <style:list-level-properties text:space-before="0.25in" text:min-label-width="0.25in" style:vertical-pos="middle" style:vertical-rel="line" fo:width="0.1043in" fo:height="0.1043in"/>
      </text:list-level-style-image>
      <text:list-level-style-image text:level="2" xlink:href="Pictures/100002000000000A0000000ADDA84F49.gif" xlink:type="simple" xlink:show="embed" xlink:actuate="onLoad">
        <style:list-level-properties text:space-before="0.5in" text:min-label-width="0.25in" style:vertical-pos="middle" style:vertical-rel="line" fo:width="0.1043in" fo:height="0.1043in"/>
      </text:list-level-style-image>
      <text:list-level-style-image text:level="3" xlink:href="Pictures/100002000000000A0000000ADDA84F49.gif" xlink:type="simple" xlink:show="embed" xlink:actuate="onLoad">
        <style:list-level-properties text:space-before="0.75in" text:min-label-width="0.25in" style:vertical-pos="middle" style:vertical-rel="line" fo:width="0.1043in" fo:height="0.1043in"/>
      </text:list-level-style-image>
      <text:list-level-style-image text:level="4" xlink:href="Pictures/100002000000000A0000000ADDA84F49.gif" xlink:type="simple" xlink:show="embed" xlink:actuate="onLoad">
        <style:list-level-properties text:space-before="1in" text:min-label-width="0.25in" style:vertical-pos="middle" style:vertical-rel="line" fo:width="0.1043in" fo:height="0.1043in"/>
      </text:list-level-style-image>
      <text:list-level-style-image text:level="5" xlink:href="Pictures/100002000000000A0000000ADDA84F49.gif" xlink:type="simple" xlink:show="embed" xlink:actuate="onLoad">
        <style:list-level-properties text:space-before="1.25in" text:min-label-width="0.25in" style:vertical-pos="middle" style:vertical-rel="line" fo:width="0.1043in" fo:height="0.1043in"/>
      </text:list-level-style-image>
      <text:list-level-style-image text:level="6" xlink:href="Pictures/100002000000000A0000000ADDA84F49.gif" xlink:type="simple" xlink:show="embed" xlink:actuate="onLoad">
        <style:list-level-properties text:space-before="1.5in" text:min-label-width="0.25in" style:vertical-pos="middle" style:vertical-rel="line" fo:width="0.1043in" fo:height="0.1043in"/>
      </text:list-level-style-image>
      <text:list-level-style-image text:level="7" xlink:href="Pictures/100002000000000A0000000ADDA84F49.gif" xlink:type="simple" xlink:show="embed" xlink:actuate="onLoad">
        <style:list-level-properties text:space-before="1.75in" text:min-label-width="0.25in" style:vertical-pos="middle" style:vertical-rel="line" fo:width="0.1043in" fo:height="0.1043in"/>
      </text:list-level-style-image>
      <text:list-level-style-image text:level="8" xlink:href="Pictures/100002000000000A0000000ADDA84F49.gif" xlink:type="simple" xlink:show="embed" xlink:actuate="onLoad">
        <style:list-level-properties text:space-before="2in" text:min-label-width="0.25in" style:vertical-pos="middle" style:vertical-rel="line" fo:width="0.1043in" fo:height="0.1043in"/>
      </text:list-level-style-image>
      <text:list-level-style-image text:level="9" xlink:href="Pictures/100002000000000A0000000ADDA84F49.gif" xlink:type="simple" xlink:show="embed" xlink:actuate="onLoad">
        <style:list-level-properties text:space-before="2.25in" text:min-label-width="0.25in" style:vertical-pos="middle" style:vertical-rel="line" fo:width="0.1043in" fo:height="0.1043in"/>
      </text:list-level-style-image>
      <text:list-level-style-image text:level="10" xlink:href="Pictures/100002000000000A0000000ADDA84F49.gif" xlink:type="simple" xlink:show="embed" xlink:actuate="onLoad">
        <style:list-level-properties text:space-before="2.5in" text:min-label-width="0.25in" style:vertical-pos="middle" style:vertical-rel="line" fo:width="0.1043in" fo:height="0.1043in"/>
      </text:list-level-style-image>
    </text:list-style>
    <text:list-style style:name="L16">
      <text:list-level-style-image text:level="1" xlink:href="Pictures/100002000000000A0000000AD0B8BA86.gif" xlink:type="simple" xlink:show="embed" xlink:actuate="onLoad">
        <style:list-level-properties text:space-before="0.25in" text:min-label-width="0.25in" style:vertical-pos="middle" style:vertical-rel="line" fo:width="0.1043in" fo:height="0.1043in"/>
      </text:list-level-style-image>
      <text:list-level-style-image text:level="2" xlink:href="Pictures/100002000000000A0000000AD0B8BA86.gif" xlink:type="simple" xlink:show="embed" xlink:actuate="onLoad">
        <style:list-level-properties text:space-before="0.5in" text:min-label-width="0.25in" style:vertical-pos="middle" style:vertical-rel="line" fo:width="0.1043in" fo:height="0.1043in"/>
      </text:list-level-style-image>
      <text:list-level-style-image text:level="3" xlink:href="Pictures/100002000000000A0000000AD0B8BA86.gif" xlink:type="simple" xlink:show="embed" xlink:actuate="onLoad">
        <style:list-level-properties text:space-before="0.75in" text:min-label-width="0.25in" style:vertical-pos="middle" style:vertical-rel="line" fo:width="0.1043in" fo:height="0.1043in"/>
      </text:list-level-style-image>
      <text:list-level-style-image text:level="4" xlink:href="Pictures/100002000000000A0000000AD0B8BA86.gif" xlink:type="simple" xlink:show="embed" xlink:actuate="onLoad">
        <style:list-level-properties text:space-before="1in" text:min-label-width="0.25in" style:vertical-pos="middle" style:vertical-rel="line" fo:width="0.1043in" fo:height="0.1043in"/>
      </text:list-level-style-image>
      <text:list-level-style-image text:level="5" xlink:href="Pictures/100002000000000A0000000AD0B8BA86.gif" xlink:type="simple" xlink:show="embed" xlink:actuate="onLoad">
        <style:list-level-properties text:space-before="1.25in" text:min-label-width="0.25in" style:vertical-pos="middle" style:vertical-rel="line" fo:width="0.1043in" fo:height="0.1043in"/>
      </text:list-level-style-image>
      <text:list-level-style-image text:level="6" xlink:href="Pictures/100002000000000A0000000AD0B8BA86.gif" xlink:type="simple" xlink:show="embed" xlink:actuate="onLoad">
        <style:list-level-properties text:space-before="1.5in" text:min-label-width="0.25in" style:vertical-pos="middle" style:vertical-rel="line" fo:width="0.1043in" fo:height="0.1043in"/>
      </text:list-level-style-image>
      <text:list-level-style-image text:level="7" xlink:href="Pictures/100002000000000A0000000AD0B8BA86.gif" xlink:type="simple" xlink:show="embed" xlink:actuate="onLoad">
        <style:list-level-properties text:space-before="1.75in" text:min-label-width="0.25in" style:vertical-pos="middle" style:vertical-rel="line" fo:width="0.1043in" fo:height="0.1043in"/>
      </text:list-level-style-image>
      <text:list-level-style-image text:level="8" xlink:href="Pictures/100002000000000A0000000AD0B8BA86.gif" xlink:type="simple" xlink:show="embed" xlink:actuate="onLoad">
        <style:list-level-properties text:space-before="2in" text:min-label-width="0.25in" style:vertical-pos="middle" style:vertical-rel="line" fo:width="0.1043in" fo:height="0.1043in"/>
      </text:list-level-style-image>
      <text:list-level-style-image text:level="9" xlink:href="Pictures/100002000000000A0000000AD0B8BA86.gif" xlink:type="simple" xlink:show="embed" xlink:actuate="onLoad">
        <style:list-level-properties text:space-before="2.25in" text:min-label-width="0.25in" style:vertical-pos="middle" style:vertical-rel="line" fo:width="0.1043in" fo:height="0.1043in"/>
      </text:list-level-style-image>
      <text:list-level-style-image text:level="10" xlink:href="Pictures/100002000000000A0000000AD0B8BA86.gif" xlink:type="simple" xlink:show="embed" xlink:actuate="onLoad">
        <style:list-level-properties text:space-before="2.5in" text:min-label-width="0.25in" style:vertical-pos="middle" style:vertical-rel="line" fo:width="0.1043in" fo:height="0.1043in"/>
      </text:list-level-style-image>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xCAT 2 on AIX <text:s/>(Beta version)</text:p>
      <text:p text:style-name="P32">06/16/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98"><text:a xlink:type="simple" xlink:href="#1.Release Description|outline">1.0 Release Description<text:tab/>1</text:a></text:p>
          <text:p text:style-name="P100"><text:a xlink:type="simple" xlink:href="#1.1.1.xCAT for AIX Support Summary|outline">1.1.1 xCAT for AIX Support Summary<text:tab/>1</text:a></text:p>
          <text:p text:style-name="P100"><text:a xlink:type="simple" xlink:href="#1.1.2.Licensing|outline">1.1.2 Licensing<text:tab/>2</text:a></text:p>
          <text:p text:style-name="P98"><text:a xlink:type="simple" xlink:href="#2. Overview of xCAT support for AIX |outline">2.0 <text:s/>Overview of xCAT support for AIX <text:tab/>2</text:a></text:p>
          <text:p text:style-name="P99"><text:a xlink:type="simple" xlink:href="#2.1.xCAT  Commands|outline">2.1 xCAT <text:s/>Commands<text:tab/>2</text:a></text:p>
          <text:p text:style-name="P99"><text:a xlink:type="simple" xlink:href="#2.2.Database tables|outline">2.2 Database tables<text:tab/>2</text:a></text:p>
          <text:p text:style-name="P99"><text:a xlink:type="simple" xlink:href="#2.3.Object definitions|outline">2.3 Object definitions<text:tab/>3</text:a></text:p>
          <text:p text:style-name="P99"><text:a xlink:type="simple" xlink:href="#2.4.Syslog setup|outline">2.4 Syslog setup<text:tab/>4</text:a></text:p>
          <text:p text:style-name="P99"><text:a xlink:type="simple" xlink:href="#2.5.Remote shell setup|outline">2.5 Remote shell setup<text:tab/>4</text:a></text:p>
          <text:p text:style-name="P100"><text:a xlink:type="simple" xlink:href="#2.5.1.Setting up OpenSSH |outline">2.5.1 Setting up OpenSSH <text:tab/>4</text:a></text:p>
          <text:p text:style-name="P99"><text:a xlink:type="simple" xlink:href="#2.6. NTP setup|outline">2.6 <text:s/>NTP setup<text:tab/>5</text:a></text:p>
          <text:p text:style-name="P99"><text:a xlink:type="simple" xlink:href="#2.7.Customization script support|outline">2.7 Customization script support<text:tab/>5</text:a></text:p>
          <text:p text:style-name="P99"><text:a xlink:type="simple" xlink:href="#2.8.Operating system image management|outline">2.8 Operating system image management<text:tab/>6</text:a></text:p>
          <text:p text:style-name="P99"><text:a xlink:type="simple" xlink:href="#2.9.Hardware discovery|outline">2.9 Hardware discovery<text:tab/>6</text:a></text:p>
          <text:p text:style-name="P99"><text:a xlink:type="simple" xlink:href="#2.10.LPAR management|outline">2.10 LPAR management<text:tab/>7</text:a></text:p>
          <text:p text:style-name="P99"><text:a xlink:type="simple" xlink:href="#2.11.Hardware control |outline">2.11 Hardware control <text:tab/>7</text:a></text:p>
          <text:p text:style-name="P99"><text:a xlink:type="simple" xlink:href="#2.12.Remote console support|outline">2.12 Remote console support<text:tab/>8</text:a></text:p>
          <text:p text:style-name="P99"><text:a xlink:type="simple" xlink:href="#2.13.xCAT Notification and Monitoring Plug-in Infrastructure|outline">2.13 xCAT Notification and Monitoring Plug-in Infrastructure<text:tab/>8</text:a></text:p>
          <text:p text:style-name="P98"><text:a xlink:type="simple" xlink:href="#3. Installing xCAT and prerequisite Software|outline">3.0 <text:s/>Installing xCAT and prerequisite Software<text:tab/>8</text:a></text:p>
          <text:p text:style-name="P98"><text:a xlink:type="simple" xlink:href="#4.Deploying AIX nodes|outline">4.0 Deploying AIX nodes<text:tab/>11</text:a></text:p>
          <text:p text:style-name="P99"><text:a xlink:type="simple" xlink:href="#4.1.Installing AIX nodes (using standard NIM rte method)|outline">4.1 Installing AIX nodes (using standard NIM rte method)<text:tab/>11</text:a></text:p>
          <text:p text:style-name="P99"><text:a xlink:type="simple" xlink:href="#4.2.Booting AIX diskless nodes|outline">4.2 Booting AIX diskless nodes<text:tab/>11</text:a></text:p>
          <text:p text:style-name="P99"><text:a xlink:type="simple" xlink:href="#4.3.Cloning AIX nodes using an AIX mksysb image|outline">4.3 Cloning AIX nodes using an AIX mksysb image<text:tab/>11</text:a></text:p>
          <text:p text:style-name="P98"><text:a xlink:type="simple" xlink:href="#5.References|outline">5.0 References<text:tab/>11</text:a></text:p>
        </text:index-body>
      </text:table-of-content>
      <text:p text:style-name="P18"/>
      <text:h text:style-name="P33" text:outline-level="1">Release Description</text:h>
      <text:p text:style-name="Standard"/>
      <text:p text:style-name="Text_20_body">xCAT (Extreme Cluster Administration Tool) is a toolkit that provides support for the deployment and administration of cluster environments.</text:p>
      <text:p text:style-name="Standard">Earlier versions of xCAT have been used to deploy and manage many high end Linux clusters. <text:s/>The new version 2 of xCAT is a complete rewrite of xCAT that includes many architectural changes and functional enhancements.</text:p>
      <text:p text:style-name="Standard"/>
      <text:p text:style-name="P22">This document describes the features provided by the beta release of xCAT support for an AIX cluster. <text:s/>It focuses on xCAT support unique to AIX systems. <text:s text:c="2"/></text:p>
      <text:h text:style-name="Heading_20_3" text:outline-level="3">xCAT for AIX Support Summary</text:h>
      <text:p text:style-name="Standard"/>
      <text:p text:style-name="Standard">The support provided by xCAT for AIX clusters includes the following:</text:p>
      <text:list text:style-name="WW8Num10">
        <text:list-item>
          <text:p text:style-name="P150">Deploying AIX diskless and standalone nodes.</text:p>
        </text:list-item>
        <text:list-item>
          <text:p text:style-name="P150"><text:soft-page-break/>Automation of NIM setup.</text:p>
        </text:list-item>
        <text:list-item>
          <text:p text:style-name="P67">Support for AIX 5.3 and higher releases.</text:p>
        </text:list-item>
        <text:list-item>
          <text:p text:style-name="P150">Operating system image management. </text:p>
        </text:list-item>
        <text:list-item>
          <text:p text:style-name="P150">User-provided customization scripts.</text:p>
        </text:list-item>
        <text:list-item>
          <text:p text:style-name="P73">Hardware control commands for discovering hardware, gathering MAC addresses, VPD, and environmentals, power control, initiating a network boot, and LPAR creation/deletion. </text:p>
        </text:list-item>
        <text:list-item>
          <text:p text:style-name="P150">LPAR configuration management.</text:p>
        </text:list-item>
        <text:list-item>
          <text:p text:style-name="P73">Support for POWER 5 and POWER 6 hardware. <text:s/></text:p>
        </text:list-item>
        <text:list-item>
          <text:p text:style-name="P150">Remote console support.</text:p>
        </text:list-item>
        <text:list-item>
          <text:p text:style-name="P67">Parallel remote shell and remote copy commands. </text:p>
        </text:list-item>
        <text:list-item>
          <text:p text:style-name="P150">Monitoring plug-in infrastructure</text:p>
        </text:list-item>
        <text:list-item>
          <text:p text:style-name="P150">RMC monitoring plug-in.</text:p>
        </text:list-item>
        <text:list-item>
          <text:p text:style-name="P67">Notification infrastructure which lets users monitor xCAT database table changes. </text:p>
        </text:list-item>
        <text:list-item>
          <text:p text:style-name="P150">Predefined conditions, responses and sensors.</text:p>
        </text:list-item>
        <text:list-item>
          <text:p text:style-name="P150">Automatic setup for syslog, remote shell, and ntp for both the xCAT management node and the cluster nodes.</text:p>
        </text:list-item>
        <text:list-item>
          <text:p text:style-name="P73">xCAT cluster data stored in a relational database.</text:p>
        </text:list-item>
        <text:list-item>
          <text:p text:style-name="P73">Commands to manipulate the xCAT database tables directly.</text:p>
        </text:list-item>
        <text:list-item>
          <text:p text:style-name="P67">Commands to manage xCAT data object definitions.</text:p>
        </text:list-item>
        <text:list-item>
          <text:p text:style-name="P67">Documentation and “<text:span text:style-name="T3">man</text:span>” pages.</text:p>
        </text:list-item>
      </text:list>
      <text:h text:style-name="Heading_20_3" text:outline-level="3">Licensing</text:h>
      <text:p text:style-name="Text_20_body_20_indent">xCAT 2.0 <text:s/>is open source software with an EPL license. <text:s/>For license information visit:</text:p>
      <text:p text:style-name="P19"><text:s text:c="18"/><text:span text:style-name="T7">http://www.opensource.org/licenses/eclipse-1.0.php</text:span><text:span text:style-name="T9"> </text:span></text:p>
      <text:p text:style-name="P19"/>
      <text:h text:style-name="Heading_20_1" text:outline-level="1"><text:span text:style-name="T6"><text:s/></text:span><text:span text:style-name="T13">Overview of xCAT support for AIX </text:span><text:bookmark-start text:name="_Ref180900458"/></text:h>
      <text:h text:style-name="Heading_20_2" text:outline-level="2">xCAT <text:s/>Commands<text:bookmark-end text:name="_Ref180900458"/></text:h>
      <text:p text:style-name="P8"><text:span text:style-name="T8">See</text:span><text:span text:style-name="T5"> <text:s/></text:span><text:a xlink:type="simple" xlink:href="http://xcat.sf.net/man1/xcat.1.html">http://xcat.sf.net/man1/xcat.1.html</text:a><text:span text:style-name="T5"> </text:span><text:span text:style-name="T8">for a description of the supported xCAT commands. </text:span></text:p>
      <text:h text:style-name="Heading_20_2"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Standard"><text:span text:style-name="T15">See </text:span><text:a xlink:type="simple" xlink:href="http://xcat.sf.net/man5/xcatdb.5.html"><text:span text:style-name="T18">http://xcat.sf.net/man5/xcatdb.5.html</text:span></text:a><text:span text:style-name="T15"> </text:span><text:a xlink:type="simple" xlink:href="http://xcat.sf.net/man5/xcatdb.5.html"><text:span text:style-name="T16">for a description of the xCAT tables.</text:span></text:a></text:p>
      <text:p text:style-name="P24"/>
      <text:p text:style-name="Standard">To manage these tables directly, xCAT provides the <text:span text:style-name="T3">chtab, tabdump, tabrestore</text:span>, and <text:span text:style-name="T3">tabedit</text:span> commands.</text:p>
      <text:h text:style-name="Heading_20_2" text:outline-level="2"><text:soft-page-break/>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7">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20"/>
      <text:p text:style-name="P20">The following data object types are currently supported.</text:p>
      <text:list text:style-name="WW8Num17">
        <text:list-item>
          <text:p text:style-name="P44"><text:span text:style-name="T4">site</text:span> - Cluster-wide information. All the data is stored in the <text:span text:style-name="T1">site</text:span> table. </text:p>
        </text:list-item>
        <text:list-item>
          <text:p text:style-name="P44"><text:span text:style-name="T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44"><text:span text:style-name="T4">network</text:span> - A description of a unique network. <text:s/>This data is stored in the <text:span text:style-name="T1">networks</text:span> table. </text:p>
        </text:list-item>
        <text:list-item>
          <text:p text:style-name="P44"><text:span text:style-name="T4">monitoring</text:span> - A description of a monitoring plugin. <text:s/>This data is stored in the <text:span text:style-name="T1">monitoring </text:span>table.</text:p>
        </text:list-item>
        <text:list-item>
          <text:p text:style-name="P48"><text:span text:style-name="T3">notification</text:span> - <text:s/>Defines <text:span text:style-name="T10">the Perl modules and commands that will get called for changes in certain xCAT database tables. <text:s/></text:span>The data is stored in the <text:span text:style-name="T1">notification</text:span> table.<text:span text:style-name="T10"> </text:span></text:p>
        </text:list-item>
        <text:list-item>
          <text:p text:style-name="P44"><text:span text:style-name="T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51"><text:span text:style-name="T4">osimage</text:span> – Defines a unique operating system image and related resources that are required for xCAT to deploy a cluster node.</text:p>
        </text:list-item>
        <text:list-item>
          <text:p text:style-name="P51"><text:span text:style-name="T4">policy</text:span> - Controls who has authority to run specific xCAT operations.</text:p>
        </text:list-item>
      </text:list>
      <text:p text:style-name="P21"/>
      <text:p text:style-name="Standard">There are four basic xCAT commands that may be used to manage any of the data object definitions.</text:p>
      <text:list text:style-name="WW8Num15">
        <text:list-item>
          <text:p text:style-name="P79"><text:span text:style-name="T4">mkdef</text:span> – Make data object definitions.</text:p>
        </text:list-item>
        <text:list-item>
          <text:p text:style-name="P77"><text:span text:style-name="T4">chdef</text:span> - Change data object definitions.</text:p>
        </text:list-item>
        <text:list-item>
          <text:p text:style-name="P77"><text:span text:style-name="T4">lsdef</text:span> - List data object definitions.</text:p>
        </text:list-item>
        <text:list-item>
          <text:p text:style-name="P80"><text:span text:style-name="T4">rmdef</text:span> - Remove data object definitions.</text:p>
        </text:list-item>
      </text:list>
      <text:p text:style-name="Standard">In addition to the standard command line input and output the <text:span text:style-name="T3">mkdef</text:span>, <text:span text:style-name="T3">chdef</text:span>, and <text:span text:style-name="T3">lsdef</text:span> commands support the use of a stanza file format for the input and output of <text:soft-page-break/>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Standard"><text:s/></text:p>
      <text:list text:style-name="WW8Num4">
        <text:list-item>
          <text:p text:style-name="List_20_Number_20_2">To create a set of definitions using information contained in a stanza file.</text:p>
        </text:list-item>
      </text:list>
      <text:p text:style-name="P2">cat mystanzafile <text:s/>| mkdef <text:s/>-z</text:p>
      <text:list text:style-name="WW8Num4" text:continue-numbering="true">
        <text:list-header>
          <text:p text:style-name="P3"/>
        </text:list-header>
        <text:list-item>
          <text:p text:style-name="List_20_Number_20_2">To write all node definitions to a stanza file.</text:p>
          <text:p text:style-name="P4">lsdef –t node -l -z &gt; nodestanzafile</text:p>
        </text:list-item>
      </text:list>
      <text:p text:style-name="Standard"/>
      <text:p text:style-name="Standard">The stanza file support also provides an easy way to backup and restore the cluster data.</text:p>
      <text:p text:style-name="Standard"/>
      <text:p text:style-name="Standard">For more information on the use of stanza files see the <text:span text:style-name="T3">xcatstanzafile</text:span> <text:span text:style-name="T3">man</text:span> page.</text:p>
      <text:h text:style-name="Heading_20_2" text:outline-level="2">Syslog setup</text:h>
      <text:p text:style-name="Standard"/>
      <text:p text:style-name="P31">xCAT will automatically set up syslog on the management node and the cluster nodes when they are deployed. <text:s text:c="2"/>When syslog is set up on the nodes it will be configured to forward the logs to the management node. <text:s/></text:p>
      <text:p text:style-name="P31">If you do not wish to have syslog set up on the nodes you must remove the “syslog” script from the “xcatdefaults” entry in the xCAT “postscripts” table.</text:p>
      <text:h text:style-name="Heading_20_2" text:outline-level="2">Remote shell setup</text:h>
      <text:p text:style-name="Standard"/>
      <text:p text:style-name="Text_20_body">If you wish to use the <text:span text:style-name="T3">xdsh, xdcp, </text:span>or<text:span text:style-name="T3"> xdshbak</text:span><text:span text:style-name="T5"> </text:span>commands you will have to configure either <text:span text:style-name="T3">ssh</text:span> or <text:span text:style-name="T3">rsh</text:span>. <text:s text:c="2"/>The default for xdsh, xdcp is rsh. <text:s/>To change to use ssh, then follow the below instructions. <text:s/><text:span text:style-name="T3">psh</text:span> only supports <text:span text:style-name="T3">ssh</text:span>.</text:p>
      <text:h text:style-name="P94" text:outline-level="3">Setting up OpenSSH </text:h>
      <text:list text:style-name="L16">
        <text:list-header>
          <text:p text:style-name="P114">To setup the remote shell during the node installation:</text:p>
        </text:list-header>
      </text:list>
      <text:p text:style-name="P22"/>
      <text:list text:style-name="WW8Num19">
        <text:list-item>
          <text:p text:style-name="P107">Update the site table. <text:s/></text:p>
          <text:p text:style-name="P107">rsh is setup by default. To request the setup of ssh instead of rsh, set the useSSHonAIX attribute in the site table to “yes” or “1”.</text:p>
        </text:list-item>
        <text:list-item>
          <text:p text:style-name="P107">Update the poscripts table</text:p>
          <text:p text:style-name="P115">Add aixremoteshell <text:s/>to the list of xcatdefaults postscripts to be run in the postscripts table. It should be added after the syslog postscript. <text:s/>aixremoteshell will setup either rsh or ssh depending on the setting of the useSSHonAIX attribute in the site table. </text:p>
        </text:list-item>
      </text:list>
      <text:p text:style-name="Text_20_body_20_indent"/>
      <text:p text:style-name="Standard"/>
      <text:list text:style-name="WW8Num19">
        <text:list-item text:start-value="1">
          <text:p text:style-name="P107">Install OpenSSH &amp; OpenSSL software.</text:p>
        </text:list-item>
      </text:list>
      <text:p text:style-name="P1"><text:soft-page-break/><text:span text:style-name="T8">Because </text:span><text:span text:style-name="Strong_20_Emphasis"><text:span text:style-name="T8">OpenSSH</text:span></text:span><text:span text:style-name="T8"> and its prerequisite </text:span><text:span text:style-name="Strong_20_Emphasis"><text:span text:style-name="T8">OpenSSL</text:span></text:span><text:span text:style-name="T8"> are not installed with base AIX, you will have to install this additional software on the xCAT management node and the AIX cluster nodes. <text:s/></text:span></text:p>
      <text:p text:style-name="P91"/>
      <text:p text:style-name="P91">The latest versions of the software are available from the AIX Expansion Pack. <text:s text:c="2"/>The software is also available to download from the following sites.</text:p>
      <text:p text:style-name="P91"/>
      <text:p text:style-name="P92">OpenSSL</text:p>
      <text:p text:style-name="P111"><text:s text:c="9"/>https://www14.software.ibm.com/webapp/iwm/web/preLogin.do?source=aixbp</text:p>
      <text:p text:style-name="P54"><text:tab/>OpenSSH</text:p>
      <text:p text:style-name="P54"><text:tab/>http://sourceforge.net/projects/openssh-aix</text:p>
      <text:p text:style-name="P92"/>
      <text:p text:style-name="P92">This software could be installed on the nodes during the initial node installation using NIM or you could just copy the packages to the node and use the standard <text:span text:style-name="T19">installp</text:span> command. <text:s/>See the AIX NIM documentation for details.</text:p>
      <text:p text:style-name="P111"/>
      <text:list text:style-name="WW8Num19">
        <text:list-header>
          <text:p text:style-name="P112"><text:span text:style-name="T20"/></text:p>
        </text:list-header>
      </text:list>
      <text:h text:style-name="P93" text:outline-level="3" text:is-list-header="true"/>
      <text:h text:style-name="Heading_20_2" text:outline-level="2"><text:s/><text:span text:style-name="T8">NTP setup</text:span></text:h>
      <text:p text:style-name="P25">To have xCAT setup ntp on the nodes during the install:</text:p>
      <text:p text:style-name="P25"/>
      <text:list text:style-name="WW8Num19">
        <text:list-item>
          <text:p text:style-name="P107">Update the postcripts table</text:p>
          <text:p text:style-name="P115">Add setupntp <text:s/>to the list of xcatdefaults postscripts to be run in the postscripts table. setupntp should be added after syslog. </text:p>
        </text:list-item>
      </text:list>
      <text:p text:style-name="P25"/>
      <text:h text:style-name="P38" text:outline-level="2">Customization script support</text:h>
      <text:p text:style-name="Standard"><text:span text:style-name="_20_Char"><text:span text:style-name="T8">xCAT supports the automatic running of user-provided customization scripts on the nodes when they are deployed.</text:span></text:span></text:p>
      <text:p text:style-name="Standard"><text:span text:style-name="_20_Char"><text:span text:style-name="T8"/></text:span></text:p>
      <text:p text:style-name="Standard"><text:span text:style-name="_20_Char"><text:span text:style-name="T8">To have your script run on the nodes:</text:span></text:span></text:p>
      <text:list text:style-name="L1">
        <text:list-item>
          <text:p text:style-name="P55"><text:span text:style-name="_20_Char"><text:span text:style-name="T8">Put a copy of your script in /install/postscripts on the xCAT management node. <text:s/>(Make sure it is executable.)</text:span></text:span></text:p>
        </text:list-item>
        <text:list-item>
          <text:p text:style-name="P55"><text:span text:style-name="_20_Char"><text:span text:style-name="T8">Set the “postscripts” attribute of the node or group definition to include a comma separated list of the scripts that you want to be executed on the nodes. For example, if you want to have your two scripts called “foo” and “bar” run on node “</text:span></text:span><text:span text:style-name="_20_Char"><text:span text:style-name="T11">node01</text:span></text:span><text:span text:style-name="_20_Char"><text:span text:style-name="T8">” you could use the </text:span></text:span><text:span text:style-name="_20_Char"><text:span text:style-name="T12">chdef</text:span></text:span><text:span text:style-name="_20_Char"><text:span text:style-name="T8"> command as follows.</text:span></text:span></text:p>
        </text:list-item>
      </text:list>
      <text:p text:style-name="Standard"><text:span text:style-name="_20_Char"><text:span text:style-name="T8"/></text:span></text:p>
      <text:p text:style-name="Standard"><text:span text:style-name="_20_Char"><text:span text:style-name="T8"><text:tab/><text:tab/></text:span></text:span><text:span text:style-name="_20_Char"><text:span text:style-name="T11">chdef -t node -o node01 postscripts=foo,bar</text:span></text:span></text:p>
      <text:p text:style-name="Standard"><text:span text:style-name="_20_Char"><text:span text:style-name="T11"/></text:span></text:p>
      <text:p text:style-name="P1"><text:soft-page-break/><text:span text:style-name="_20_Char"><text:span text:style-name="T14">The order of the scripts in the list determines the order in which they will be run.</text:span></text:span></text:p>
      <text:p text:style-name="Standard"><text:span text:style-name="_20_Char"><text:span text:style-name="T8"/></text:span></text:p>
      <text:p text:style-name="Standard"><text:span text:style-name="_20_Char"><text:span text:style-name="T8">x</text:span></text:span><text:span text:style-name="_20_Char"><text:span text:style-name="T8">CAT also runs some basic scripts to do default node configuration. <text:s/>You can see what default scripts xCAT will run by looking at the “xcatdefaults” entry in the xCAT “postscripts” database table. ( I.e. Run “tabdump postscripts”.). <text:s/>You can change the </text:span></text:span><text:span text:style-name="_20_Char"><text:span text:style-name="T8">“xcatdefaults” setting by using the xCAT </text:span></text:span><text:span text:style-name="_20_Char"><text:span text:style-name="T12">chtab</text:span></text:span><text:span text:style-name="_20_Char"><text:span text:style-name="T8"> or </text:span></text:span><text:span text:style-name="_20_Char"><text:span text:style-name="T12">tabedit</text:span></text:span><text:span text:style-name="_20_Char"><text:span text:style-name="T8"> command.</text:span></text:span></text:p>
      <text:h text:style-name="P38" text:outline-level="2">Operating system image management</text:h>
      <text:p text:style-name="P25"/>
      <text:p text:style-name="P25">xCAT for AIX includes support for managing different “flavors” of operating system images that may be used to deploy the cluster nodes. <text:s text:c="2"/>Each unique “flavor” is described in an xCAT “<text:span text:style-name="T2">osimage</text:span>” object definition. <text:s text:c="2"/>An <text:span text:style-name="T2">osimage</text:span> definition includes the information that xCAT needs to deploy a node. <text:s text:c="2"/></text:p>
      <text:p text:style-name="P25"/>
      <text:p text:style-name="P25">The specific contents of an <text:span text:style-name="T2">osimage</text:span> definition will vary depending on the type of OS image and how it will be deployed.</text:p>
      <text:p text:style-name="P25"/>
      <text:p text:style-name="P25">When dealing with AIX systems the xCAT <text:span text:style-name="T2">osimage</text:span> definition is typically created automatically when using xCAT commands (ex. <text:span text:style-name="T4">mknimimage</text:span>) to create the AIX/NIM resources that are needed to deploy the nodes. <text:s text:c="2"/>The definition may be modified, listed, and removed as needed using the xCAT <text:span text:style-name="T4">mkdef</text:span>. <text:span text:style-name="T4">chdef</text:span>, <text:span text:style-name="T4">lsdef</text:span>, and <text:span text:style-name="T4">rmdef</text:span> commands.</text:p>
      <text:p text:style-name="P25"/>
      <text:p text:style-name="P25">An <text:span text:style-name="T2">osimage</text:span> may be associated with multiple nodes. <text:s text:c="2"/>The “profile” attribute value for a node is set to the name of the <text:span text:style-name="T2">osimage</text:span> that will be used to deploy the node.</text:p>
      <text:p text:style-name="P25"/>
      <text:p text:style-name="Standard"><text:span text:style-name="T8">The </text:span><text:span text:style-name="T11">osimage</text:span><text:span text:style-name="T8"> definition is used by the relevant xCAT commands (ex. </text:span><text:span text:style-name="T12">mkdsklsnode</text:span><text:span text:style-name="T8">, </text:span><text:span text:style-name="T12">nimnodeset</text:span><text:span text:style-name="T8">) to automatically determine what setup must be done to deploy a node with the specified OS image.</text:span></text:p>
      <text:h text:style-name="P39" text:outline-level="2">Hardware discovery</text:h>
      <text:p text:style-name="P1">There are several xCAT commands that can be used to gather information about cluster hardware. </text:p>
      <text:p text:style-name="P29"/>
      <text:list text:style-name="L2">
        <text:list-item>
          <text:p text:style-name="P81"><text:span text:style-name="T3">rinv</text:span> <text:s/>- Retrieves hardware configuration information for a single or range of nodes and groups. </text:p>
        </text:list-item>
      </text:list>
      <text:p text:style-name="P15"/>
      <text:list text:style-name="L3">
        <text:list-item>
          <text:p text:style-name="P82"><text:span text:style-name="T3">rvitals</text:span> - Retrieves hardware vital information for a single or range of nodes and groups. </text:p>
        </text:list-item>
      </text:list>
      <text:p text:style-name="P6"/>
      <text:list text:style-name="L4">
        <text:list-item>
          <text:p text:style-name="P83"><text:span text:style-name="T3">lsslp</text:span> - Queries selected networked services information within the same subnet. If the HMC/IVM that you are interested in discovering is on the same subnet as your Management Node, you can run the <text:span text:style-name="T4">lsslp </text:span>to discover and add this hardware to the xCAT database. </text:p>
        </text:list-item>
      </text:list>
      <text:p text:style-name="P1"/>
      <text:p text:style-name="P16"><text:soft-page-break/>Note that the dependent programs <text:span text:style-name="T4">slp_query</text:span> and <text:span text:style-name="T4">libslp_client.so </text:span>are compiled modules required to perform SLP broadcasts. These modules can be obtained by posting a request to the xCAT mailing list (please specify the target O/S in the request). </text:p>
      <text:p text:style-name="P15"/>
      <text:list text:style-name="L5">
        <text:list-item>
          <text:p text:style-name="P84"><text:span text:style-name="T3">rscan</text:span> - Collects node information from one or more hardware control points.</text:p>
        </text:list-item>
      </text:list>
      <text:p text:style-name="P15"/>
      <text:list text:style-name="L6">
        <text:list-item>
          <text:p text:style-name="P85"><text:span text:style-name="T3">getmacs</text:span> – Gathers adapter MAC information from cluster nodes.</text:p>
        </text:list-item>
      </text:list>
      <text:p text:style-name="P16">For example:</text:p>
      <text:p text:style-name="P16"/>
      <text:h text:style-name="P36" text:outline-level="2">LPAR management</text:h>
      <text:p text:style-name="P22">xCAT commands can be used to help manage the configuration of POWER 5 and POWER 6 logical partitions.</text:p>
      <text:p text:style-name="P22"/>
      <text:p text:style-name="P22">You can:</text:p>
      <text:list text:style-name="L7">
        <text:list-item>
          <text:p text:style-name="P57">Create new partition(s) with the same profile/resources as an existing partition. (See the <text:span text:style-name="T4">mkvm</text:span> command.)</text:p>
        </text:list-item>
        <text:list-item>
          <text:p text:style-name="P57">Duplicate all the partitions associated with one CEC in another CEC (with the same HMC). (See the <text:span text:style-name="T4">mkvm</text:span> command.)</text:p>
        </text:list-item>
        <text:list-item>
          <text:p text:style-name="P57">List partition profiles. (See the <text:span text:style-name="T4">lsvm</text:span> command.)</text:p>
        </text:list-item>
        <text:list-item>
          <text:p text:style-name="P57">Modify partition profiles. (See the <text:span text:style-name="T4">chvm</text:span> command.)</text:p>
        </text:list-item>
        <text:list-item>
          <text:p text:style-name="P57">Remove partitions. (See the <text:span text:style-name="T4">rmvm</text:span> command.)</text:p>
        </text:list-item>
        <text:list-item>
          <text:p text:style-name="P57">Automatically switch to a new partition profile when network booting a node using <text:span text:style-name="T4">rnetboot</text:span>. <text:s/></text:p>
        </text:list-item>
      </text:list>
      <text:p text:style-name="P22"/>
      <text:p text:style-name="P22">Sample scenarios: <text:s text:c="4"/>!!!! need more info - details!!!!!!</text:p>
      <text:p text:style-name="P22"/>
      <text:list text:style-name="L8">
        <text:list-item>
          <text:p text:style-name="P63">Create 40 partitions all using the same profile.</text:p>
        </text:list-item>
      </text:list>
      <text:list text:style-name="L9">
        <text:list-item>
          <text:p text:style-name="P86">Create an initial partition <text:s/>using the HMC interfaces.</text:p>
        </text:list-item>
        <text:list-item>
          <text:p text:style-name="P86">Use mkvm to create 40 partitions using this profile.</text:p>
        </text:list-item>
      </text:list>
      <text:list text:style-name="L8" text:continue-numbering="true">
        <text:list-item>
          <text:p text:style-name="P63">Switch a node to a new partition profile.</text:p>
        </text:list-item>
      </text:list>
      <text:list text:style-name="L10">
        <text:list-item>
          <text:p text:style-name="P88">Create a new partition profile using the HMC interfaces</text:p>
        </text:list-item>
        <text:list-item>
          <text:p text:style-name="P88">Set the “pprofile” attribute of the node definition to the name of the new partition profile.</text:p>
        </text:list-item>
        <text:list-item>
          <text:p text:style-name="P88">Do the required xCAT node setup and initiate a network boot of the node.</text:p>
        </text:list-item>
      </text:list>
      <text:list text:style-name="L8" text:continue-numbering="true">
        <text:list-item>
          <text:p text:style-name="P72"/>
        </text:list-item>
      </text:list>
      <text:list text:style-name="L11">
        <text:list-header>
          <text:p text:style-name="P53"/>
        </text:list-header>
      </text:list>
      <text:h text:style-name="P38" text:outline-level="2">Hardware control </text:h>
      <text:list text:style-name="L11" text:continue-numbering="true">
        <text:list-header>
          <text:p text:style-name="P65">The following xCAT :q</text:p>
        </text:list-header>
        <text:list-item>
          <text:p text:style-name="P65">commands can be used to control cluster hardware. </text:p>
        </text:list-item>
      </text:list>
      <text:p text:style-name="Standard"/>
      <text:list text:style-name="L12">
        <text:list-item>
          <text:p text:style-name="P96"><text:soft-page-break/><text:span text:style-name="List_20_Number_20_Char"><text:span text:style-name="T3">rnetboot</text:span></text:span><text:span text:style-name="List_20_Number_20_Char"> </text:span>– Initiate a network boot request on one or more cluster nodes.</text:p>
        </text:list-item>
      </text:list>
      <text:p text:style-name="P17"/>
      <text:list text:style-name="L13">
        <text:list-item>
          <text:p text:style-name="P97"><text:span text:style-name="T3">rpower</text:span> – Boots, resets, powers on and off, and queries node hardware, and devices.</text:p>
        </text:list-item>
      </text:list>
      <text:h text:style-name="P38" text:outline-level="2">Remote console support</text:h>
      <text:p text:style-name="Text_20_body">You can open a remote console using the xCAT <text:span text:style-name="T3">rcons</text:span> command. <text:s/>This command requires that you have conserver installed and configured. <text:s/>To configure conserver, run the xCAT command:</text:p>
      <text:p text:style-name="P10"><text:tab/>makeconservercf</text:p>
      <text:p text:style-name="P9">Kill the conserver daemon if it is running, and restart it:</text:p>
      <text:p text:style-name="P10"><text:tab/>conserver &amp;</text:p>
      <text:p text:style-name="P9">(You may need to add /opt/freeware/bin and /opt/freeware/sbin to your PATH first).</text:p>
      <text:p text:style-name="P9">For example, to start a console for <text:span text:style-name="T2">node01</text:span>.</text:p>
      <text:p text:style-name="P11"><text:span text:style-name="T2"><text:tab/></text:span><text:span text:style-name="T11">rcons node01</text:span> <text:s/></text:p>
      <text:h text:style-name="Heading_20_2" text:outline-level="2">xCAT Notification and <text:bookmark-start text:name="_Ref180983260"/>Monitoring Plug-in Infrastructure</text:h>
      <text:p text:style-name="Standard"/>
      <text:p text:style-name="P22">- add link to Ling's doc??????????????????</text:p>
      <text:p text:style-name="Text_20_body"><text:s text:c="4"/></text:p>
      <text:h text:style-name="Heading_20_1" text:outline-level="1"><text:s/>Installing xCAT and prerequisite Software</text:h>
      <text:p text:style-name="Text_20_body"/>
      <text:list text:style-name="WW8Num8">
        <text:list-item text:start-value="1">
          <text:p text:style-name="P43">Set up an AIX system to use as an xCAT Management Node</text:p>
          <text:p text:style-name="P7"/>
        </text:list-item>
      </text:list>
      <text:list text:style-name="WW8Num27">
        <text:list-item>
          <text:p text:style-name="P117">Follow AIX documentation and procedures to install and configure the base AIX operating system. (Typically by using the product media.)<text:line-break/>You may also choose to use NIM from another cluster to initially install your MN. <text:s/>Just remember to update your resources appropriately (especially your resolv.conf resource),</text:p>
        </text:list-item>
        <text:list-item>
          <text:p text:style-name="P117">Apply the latest software updates and fixes.</text:p>
        </text:list-item>
        <text:list-item>
          <text:p text:style-name="P117">Install the latest versions of OpenSSL &amp; OpenSSH from the AIX Expansion Pack. <text:s text:c="2"/>This software can also be downloaded from the following sites.</text:p>
        </text:list-item>
      </text:list>
      <text:list text:style-name="WW8Num8" text:continue-numbering="true">
        <text:list-header>
          <text:p text:style-name="P40">OpenSSH: </text:p>
          <text:p text:style-name="P28"><text:a xlink:type="simple" xlink:href="http://sourceforge.net/projects/openssh-aix">http://sourceforge.net/projects/openssh-aix</text:a></text:p>
          <text:p text:style-name="P28"/>
          <text:p text:style-name="P41">OpenSSL:</text:p>
          <text:p text:style-name="P27"><text:a xlink:type="simple" xlink:href="https://www14.software.ibm.com/webapp/iwm/web/preLogin.do?source=aixbp">https://www14.software.ibm.com/webapp/iwm/web/preLogin.do?source=aixbp</text:a></text:p>
        </text:list-header>
      </text:list>
      <text:p text:style-name="P129"/>
      <text:p text:style-name="P26"><text:soft-page-break/><text:span text:style-name="T8">Since these are </text:span>installp<text:span text:style-name="T8"> file sets you should run </text:span>/usr/sbin/updtvpkg<text:span text:style-name="T8"> to make sure that the RPM reflection of what was installed by </text:span>installp<text:span text:style-name="T8"> is updated. This makes it possible for RPM packages with a dependency on OpenSSL to recognize that the dependency is satisfied.</text:span></text:p>
      <text:p text:style-name="P120"><text:span text:style-name="T4">NOTE</text:span>: <text:s/>For easier downloading without a web browser, you may want to download and install the <text:span text:style-name="T4">wget</text:span> tool from the AIX Toolkit for Linux. <text:s/></text:p>
      <text:p text:style-name="P130"/>
      <text:list text:style-name="WW8Num8" text:continue-numbering="true">
        <text:list-item>
          <text:p text:style-name="P43">Download and install the prerequisite Open Source Software (OSS)</text:p>
          <text:p text:style-name="P7"/>
        </text:list-item>
      </text:list>
      <text:list text:style-name="WW8Num28">
        <text:list-item>
          <text:p text:style-name="P131">Download the dep-aix.tar.gz <text:s/>tar file from <text:a xlink:type="simple" xlink:href="http://sourceforge.net/projects/xcat/"><text:span text:style-name="Internet_20_link">http://sourceforge.net/projects/xcat/</text:span></text:a><text:span text:style-name="T5"> </text:span>and copy it to a convenient location on your xCAT management node.</text:p>
        </text:list-item>
        <text:list-item>
          <text:p text:style-name="P131">Unwrap the tar file.</text:p>
        </text:list-item>
      </text:list>
      <text:list text:style-name="WW8Num8" text:continue-numbering="true">
        <text:list-header>
          <text:p text:style-name="P13">gunzip <text:s/>dep-aix.tar.gz</text:p>
          <text:p text:style-name="P13">tar –xvf <text:s/>dep-aix.tar.gz</text:p>
          <text:p text:style-name="P12"/>
        </text:list-header>
      </text:list>
      <text:list text:style-name="WW8Num28">
        <text:list-item text:start-value="1">
          <text:p text:style-name="P131">Read the README file.</text:p>
        </text:list-item>
        <text:list-item>
          <text:p text:style-name="P131">Run the <text:span text:style-name="T3">instoss</text:span> script (contained in the tar file) to install the OSS packages.</text:p>
        </text:list-item>
      </text:list>
      <text:list text:style-name="WW8Num8" text:continue-numbering="true">
        <text:list-header>
          <text:p text:style-name="P27"/>
        </text:list-header>
        <text:list-item>
          <text:p text:style-name="List_20_Number"><text:span text:style-name="T4">Verify that the following basic AIX services are configured and running:</text:span><text:line-break/></text:p>
        </text:list-item>
      </text:list>
      <text:list text:style-name="WW8Num28">
        <text:list-item text:start-value="1">
          <text:p text:style-name="P135">inetd</text:p>
        </text:list-item>
      </text:list>
      <text:p text:style-name="P138">inetd includes services such as telnet, ftp, bootp, and others. <text:s/>Edit the /etc/inetd.conf file to turn on all services that are needed. <text:s/>Ftp and bootp are required for pSeries node installations. <text:s/>Stop and restart the inetd service after any changes:</text:p>
      <text:p text:style-name="P144">stopsrc -s inetd</text:p>
      <text:p text:style-name="P144">startsrc -s inetd</text:p>
      <text:list text:style-name="WW8Num28">
        <text:list-item text:start-value="1">
          <text:p text:style-name="P135">NFS</text:p>
        </text:list-item>
      </text:list>
      <text:p text:style-name="P138">NFS is required for all NIM installs. <text:s/>Ensure the NFS daemons are running:</text:p>
      <text:p text:style-name="P144">lssrc -g nfs</text:p>
      <text:p text:style-name="P142">If any NFS services are inoperative, you can stop and restart the entire group of services:</text:p>
      <text:p text:style-name="P144">stopsrc -g nfs</text:p>
      <text:p text:style-name="P144">startsrc -g nfs</text:p>
      <text:p text:style-name="P142">There are other system services that NFS depends on such as inetd, portmap, biod, and others. <text:s/>A handy trouble-shooting guide listing the required services can be found at:</text:p>
      <text:p text:style-name="P149"><text:a xlink:type="simple" xlink:href="http://publib.boulder.ibm.com/infocenter/systems/index.jsp?topic=/com.ibm.aix.commadmn/doc/commadmndita/nfs_troublesh.htm">http://publib.boulder.ibm.com/infocenter/systems/index.jsp?topic=/com.ibm.aix.commadmn/doc/commadmndita/nfs_troublesh.htm</text:a></text:p>
      <text:list text:style-name="WW8Num28">
        <text:list-item text:start-value="1">
          <text:p text:style-name="P135">Name resolution</text:p>
        </text:list-item>
      </text:list>
      <text:p text:style-name="P138">Name resolution is required by xCAT. <text:s/>This cookbook assumes that you are using a simple /etc/hosts mechanism, but setting up DNS <text:soft-page-break/>would also work. <text:s/>Make sure to verify and update the contents of both /etc/hosts (you may wish to use the xCAT <text:span text:style-name="T4">makehosts</text:span> command to do this after your nodes have been defined) and /etc/resolv.conf (for domain name and external name servers).</text:p>
      <text:p text:style-name="P138"/>
      <text:list text:style-name="WW8Num8" text:continue-numbering="true">
        <text:list-item>
          <text:p text:style-name="P43">Download and install the xCAT software.</text:p>
          <text:p text:style-name="P7"/>
        </text:list-item>
      </text:list>
      <text:list text:style-name="WW8Num14">
        <text:list-item>
          <text:p text:style-name="P121">Download the <text:span text:style-name="T1">core-aix.tar.gz </text:span><text:s/>tar file from <text:a xlink:type="simple" xlink:href="http://sourceforge.net/projects/xcat/"><text:span text:style-name="Internet_20_link">http://sourceforge.net/projects/xcat/</text:span></text:a><text:span text:style-name="T5"> </text:span>and copy it to a convenient location on your xCAT management node.</text:p>
        </text:list-item>
        <text:list-item>
          <text:p text:style-name="P121">Unwrap the xCAT tar file.</text:p>
        </text:list-item>
      </text:list>
      <text:list text:style-name="WW8Num8" text:continue-numbering="true">
        <text:list-header>
          <text:p text:style-name="P13">gunzip <text:s/>core-aix.tar.gz <text:s/></text:p>
          <text:p text:style-name="P13">tar –xvf <text:s/>core-aix.tar </text:p>
          <text:p text:style-name="P7"/>
        </text:list-header>
      </text:list>
      <text:list text:style-name="WW8Num14">
        <text:list-item text:start-value="1">
          <text:p text:style-name="P121">Run the <text:span text:style-name="T3">instxcat</text:span> script (contained in the tar file) to install the xCAT software. <text:s text:c="2"/>The post processing provided by the xCAT packages will perform some basic xCAT configuration. <text:s/>(This includes initializing the SQLite database and starting <text:span text:style-name="T3">xcatd</text:span> daemon processes.) </text:p>
        </text:list-item>
        <text:list-item>
          <text:p text:style-name="P124">Execute the system profile file to set the xCAT paths. This file was updated during the xCAT post install processing. </text:p>
        </text:list-item>
      </text:list>
      <text:p text:style-name="P30"><text:tab/><text:tab/>. <text:s/>/etc/profile</text:p>
      <text:list text:style-name="WW8Num14">
        <text:list-header>
          <text:p text:style-name="P124"/>
        </text:list-header>
      </text:list>
      <text:list text:style-name="WW8Num8" text:continue-numbering="true">
        <text:list-header>
          <text:p text:style-name="P5"/>
        </text:list-header>
        <text:list-item>
          <text:p text:style-name="P43">Verify the xCAT configuration.</text:p>
        </text:list-item>
      </text:list>
      <text:list text:style-name="WW8Num29">
        <text:list-item>
          <text:p text:style-name="P126">Run the “<text:span text:style-name="T1">lsdef –h</text:span>” to check if the xCAT daemon is working. <text:s/>If you get a correct response then you should be ok. <text:s/></text:p>
        </text:list-item>
      </text:list>
      <text:list text:style-name="WW8Num8" text:continue-numbering="true">
        <text:list-header>
          <text:p text:style-name="P5"/>
        </text:list-header>
      </text:list>
      <text:list text:style-name="WW8Num29">
        <text:list-item text:start-value="1">
          <text:p text:style-name="P126">Check to see if the initial xCAT definitions have been created. <text:s text:c="2"/>For example, you can run “<text:span text:style-name="T1">lsdef -t site -l</text:span>” to get a listing of the default site definition. <text:s text:c="2"/>You should see output similar to the following.</text:p>
        </text:list-item>
      </text:list>
      <text:list text:style-name="WW8Num8" text:continue-numbering="true">
        <text:list-header>
          <text:p text:style-name="P12">----------------------------------------------------------------</text:p>
          <text:p text:style-name="P13">Setting the name of the site definition to 'clustersite'.</text:p>
          <text:p text:style-name="P13"/>
          <text:p text:style-name="P13">Object name: clustersite</text:p>
          <text:p text:style-name="P13"><text:s text:c="4"/>domain=abc.foo.com</text:p>
          <text:p text:style-name="P13"><text:s text:c="4"/>installdir=/install</text:p>
          <text:p text:style-name="P13"><text:s text:c="4"/>tftpdir=/tftpboot</text:p>
          <text:p text:style-name="P13"><text:s text:c="4"/>master=7.104.46.27</text:p>
          <text:p text:style-name="P13"><text:s text:c="3"/><text:span text:style-name="T5"><text:s/></text:span><text:span text:style-name="T8">useSSHonAIX=no</text:span></text:p>
          <text:p text:style-name="P14"><text:s text:c="4"/>xcatdport=3001</text:p>
          <text:p text:style-name="P14"><text:s text:c="4"/>xcatiport=3002</text:p>
          <text:p text:style-name="P42"><text:tab/><text:tab/><text:tab/>----------------------------------------------------------------------</text:p>
        </text:list-header>
      </text:list>
      <text:p text:style-name="P128"/>
      <text:h text:style-name="P34" text:outline-level="1"><text:soft-page-break/>Deploying AIX nodes</text:h>
      <text:h text:style-name="P37" text:outline-level="2">Installing AIX nodes (using standard NIM rte method)</text:h>
      <text:p text:style-name="P23">- add link to How-To</text:p>
      <text:h text:style-name="P37" text:outline-level="2">Booting AIX diskless nodes</text:h>
      <text:p text:style-name="P23"/>
      <text:p text:style-name="P23">- add link to How-To</text:p>
      <text:h text:style-name="P37" text:outline-level="2">Cloning AIX nodes using an AIX mksysb image</text:h>
      <text:p text:style-name="P23"/>
      <text:p text:style-name="P23">- add link to How-To <text:s/>- if I get to it!!!!!</text:p>
      <text:h text:style-name="P35" text:outline-level="1">References</text:h>
      <text:list text:style-name="L14">
        <text:list-item>
          <text:p text:style-name="P101">xCAT man pages: <text:s/><text:a xlink:type="simple" xlink:href="http://xcat.sf.net/man1/xcat.1.html">http://xcat.sf.net/man1/xcat.1.html</text:a></text:p>
        </text:list-item>
        <text:list-item>
          <text:p text:style-name="P101">xCAT DB table descriptions: <text:a xlink:type="simple" xlink:href="http://xcat.sf.net/man5/xcatdb.5.html">http://xcat.sf.net/man5/xcatdb.5.html</text:a></text:p>
        </text:list-item>
        <text:list-item>
          <text:p text:style-name="P101">xCAT mailing list: <text:s/><text:a xlink:type="simple" xlink:href="http://xcat.org/mailman/listinfo/xcat-user">http://xcat.org/mailman/listinfo/xcat-user</text:a></text:p>
        </text:list-item>
        <text:list-item>
          <text:p text:style-name="P101">xCAT bugs: <text:s/><text:a xlink:type="simple" xlink:href="https://sourceforge.net/tracker/?group_id=208749&amp;atid=1006945">https://sourceforge.net/tracker/?group_id=208749&amp;atid=1006945</text:a></text:p>
        </text:list-item>
        <text:list-item>
          <text:p text:style-name="P101">xCAT feature requests: <text:s/><text:a xlink:type="simple" xlink:href="https://sourceforge.net/tracker/?group_id=208749&amp;atid=1006948">https://sourceforge.net/tracker/?group_id=208749&amp;atid=1006948</text:a></text:p>
        </text:list-item>
        <text:list-item>
          <text:p text:style-name="P101"><text:bookmark-end text:name="_Ref180983260"/>xCAT wiki: <text:s/><text:a xlink:type="simple" xlink:href="http://xcat.wiki.sourceforge.net/">http://xcat.wiki.sourceforge.net/</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creator>Lissa Valletta</dc:creator>
    <dc:date>2008-06-16T13:32:27</dc:date>
    <meta:print-date>2008-06-16T08:25:03</meta:print-date>
    <meta:editing-cycles>125</meta:editing-cycles>
    <meta:editing-duration>P2DT8H18M33S</meta:editing-duration>
    <meta:user-defined meta:name="Info 1"/>
    <meta:user-defined meta:name="Info 2"/>
    <meta:user-defined meta:name="Info 3"/>
    <meta:user-defined meta:name="Info 4"/>
    <meta:document-statistic meta:table-count="0" meta:image-count="0" meta:object-count="0" meta:page-count="11" meta:paragraph-count="233" meta:word-count="2890" meta:character-count="18012"/>
  </office:meta>
</office:document-meta>
</file>